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3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Explained Variance; New York City Taxi Trip Duration; Decision Tree</text:p>
          </table:table-cell>
          <table:table-cell office:value-type="float" office:value="-1.26371308446" calcext:value-type="float">
            <text:p>-1.26371</text:p>
          </table:table-cell>
        </table:table-row>
        <table:table-row table:style-name="ro1">
          <table:table-cell office:value-type="string" calcext:value-type="string">
            <text:p>Explained Variance; New York City Taxi Trip Duration; Hubor Regressor</text:p>
          </table:table-cell>
          <table:table-cell office:value-type="float" office:value="0.0000248586351007" calcext:value-type="float">
            <text:p>0.00002</text:p>
          </table:table-cell>
        </table:table-row>
        <table:table-row table:style-name="ro1">
          <table:table-cell office:value-type="string" calcext:value-type="string">
            <text:p>Explained Variance; New York City Taxi Trip Duration; Linear Regression</text:p>
          </table:table-cell>
          <table:table-cell office:value-type="float" office:value="0.0130787172721" calcext:value-type="float">
            <text:p>0.01308</text:p>
          </table:table-cell>
        </table:table-row>
        <table:table-row table:style-name="ro1">
          <table:table-cell office:value-type="string" calcext:value-type="string">
            <text:p>Explained Variance; New York City Taxi Trip Duration; Linear Support Vector Machine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string" calcext:value-type="string">
            <text:p>Explained Variance; New York City Taxi Trip Duration; Perceptron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string" calcext:value-type="string">
            <text:p>Explained Variance; YearPredictionMSD; Decision Tree</text:p>
          </table:table-cell>
          <table:table-cell office:value-type="float" office:value="-0.591844295356" calcext:value-type="float">
            <text:p>-0.59184</text:p>
          </table:table-cell>
        </table:table-row>
        <table:table-row table:style-name="ro1">
          <table:table-cell office:value-type="string" calcext:value-type="string">
            <text:p>Explained Variance; YearPredictionMSD; Hubor Regressor</text:p>
          </table:table-cell>
          <table:table-cell office:value-type="float" office:value="-543.719617548" calcext:value-type="float">
            <text:p>-543.71962</text:p>
          </table:table-cell>
        </table:table-row>
        <table:table-row table:style-name="ro1">
          <table:table-cell office:value-type="string" calcext:value-type="string">
            <text:p>Explained Variance; YearPredictionMSD; Linear Regression</text:p>
          </table:table-cell>
          <table:table-cell office:value-type="float" office:value="0.246543066759" calcext:value-type="float">
            <text:p>0.24654</text:p>
          </table:table-cell>
        </table:table-row>
        <table:table-row table:style-name="ro1">
          <table:table-cell office:value-type="string" calcext:value-type="string">
            <text:p>Explained Variance; YearPredictionMSD; Linear Support Vector Machine</text:p>
          </table:table-cell>
          <table:table-cell office:value-type="float" office:value="-199.677283514" calcext:value-type="float">
            <text:p>-199.67728</text:p>
          </table:table-cell>
        </table:table-row>
        <table:table-row table:style-name="ro1">
          <table:table-cell office:value-type="string" calcext:value-type="string">
            <text:p>Explained Variance; YearPredictionMSD; Perceptron</text:p>
          </table:table-cell>
          <table:table-cell office:value-type="float" office:value="-0.0917491463424" calcext:value-type="float">
            <text:p>-0.09175</text:p>
          </table:table-cell>
        </table:table-row>
        <table:table-row table:style-name="ro1">
          <table:table-cell office:value-type="string" calcext:value-type="string">
            <text:p>Max Overestimate; New York City Taxi Trip Duration; Decision Tree</text:p>
          </table:table-cell>
          <table:table-cell office:value-type="float" office:value="85922" calcext:value-type="float">
            <text:p>85922.00000</text:p>
          </table:table-cell>
        </table:table-row>
        <table:table-row table:style-name="ro1">
          <table:table-cell office:value-type="string" calcext:value-type="string">
            <text:p>Max Overestimate; New York City Taxi Trip Duration; Hubor Regressor</text:p>
          </table:table-cell>
          <table:table-cell office:value-type="float" office:value="660.502898952" calcext:value-type="float">
            <text:p>660.50290</text:p>
          </table:table-cell>
        </table:table-row>
        <table:table-row table:style-name="ro1">
          <table:table-cell office:value-type="string" calcext:value-type="string">
            <text:p>Max Overestimate; New York City Taxi Trip Duration; Linear Regression</text:p>
          </table:table-cell>
          <table:table-cell office:value-type="float" office:value="5925.73904798" calcext:value-type="float">
            <text:p>5925.73905</text:p>
          </table:table-cell>
        </table:table-row>
        <table:table-row table:style-name="ro1">
          <table:table-cell office:value-type="string" calcext:value-type="string">
            <text:p>Max Overestimate; New York City Taxi Trip Duration; Linear Support Vector Machine</text:p>
          </table:table-cell>
          <table:table-cell office:value-type="float" office:value="-3" calcext:value-type="float">
            <text:p>-3.00000</text:p>
          </table:table-cell>
        </table:table-row>
        <table:table-row table:style-name="ro1">
          <table:table-cell office:value-type="string" calcext:value-type="string">
            <text:p>Max Overestimate; New York City Taxi Trip Duration; Perceptron</text:p>
          </table:table-cell>
          <table:table-cell office:value-type="float" office:value="985" calcext:value-type="float">
            <text:p>985.00000</text:p>
          </table:table-cell>
        </table:table-row>
        <table:table-row table:style-name="ro1">
          <table:table-cell office:value-type="string" calcext:value-type="string">
            <text:p>Max Overestimate; YearPredictionMSD; Decision Tree</text:p>
          </table:table-cell>
          <table:table-cell office:value-type="float" office:value="73" calcext:value-type="float">
            <text:p>73.00000</text:p>
          </table:table-cell>
        </table:table-row>
        <table:table-row table:style-name="ro1">
          <table:table-cell office:value-type="string" calcext:value-type="string">
            <text:p>Max Overestimate; YearPredictionMSD; Hubor Regressor</text:p>
          </table:table-cell>
          <table:table-cell office:value-type="float" office:value="4132.02419509" calcext:value-type="float">
            <text:p>4132.02420</text:p>
          </table:table-cell>
        </table:table-row>
        <table:table-row table:style-name="ro1">
          <table:table-cell office:value-type="string" calcext:value-type="string">
            <text:p>Max Overestimate; YearPredictionMSD; Linear Regression</text:p>
          </table:table-cell>
          <table:table-cell office:value-type="float" office:value="66.8322537978" calcext:value-type="float">
            <text:p>66.83225</text:p>
          </table:table-cell>
        </table:table-row>
        <table:table-row table:style-name="ro1">
          <table:table-cell office:value-type="string" calcext:value-type="string">
            <text:p>Max Overestimate; YearPredictionMSD; Linear Support Vector Machine</text:p>
          </table:table-cell>
          <table:table-cell office:value-type="float" office:value="1998.73445308" calcext:value-type="float">
            <text:p>1998.73445</text:p>
          </table:table-cell>
        </table:table-row>
        <table:table-row table:style-name="ro1">
          <table:table-cell office:value-type="string" calcext:value-type="string">
            <text:p>Max Overestimate; YearPredictionMSD; Perceptron</text:p>
          </table:table-cell>
          <table:table-cell office:value-type="float" office:value="68" calcext:value-type="float">
            <text:p>68.00000</text:p>
          </table:table-cell>
        </table:table-row>
        <table:table-row table:style-name="ro1">
          <table:table-cell office:value-type="string" calcext:value-type="string">
            <text:p>Mean Absolute Error; New York City Taxi Trip Duration; Decision Tree</text:p>
          </table:table-cell>
          <table:table-cell office:value-type="float" office:value="540.9305" calcext:value-type="float">
            <text:p>540.93050</text:p>
          </table:table-cell>
        </table:table-row>
        <table:table-row table:style-name="ro1">
          <table:table-cell office:value-type="string" calcext:value-type="string">
            <text:p>Mean Absolute Error; New York City Taxi Trip Duration; Hubor Regressor</text:p>
          </table:table-cell>
          <table:table-cell office:value-type="float" office:value="527.916326377" calcext:value-type="float">
            <text:p>527.91633</text:p>
          </table:table-cell>
        </table:table-row>
        <table:table-row table:style-name="ro1">
          <table:table-cell office:value-type="string" calcext:value-type="string">
            <text:p>Mean Absolute Error; New York City Taxi Trip Duration; Linear Regression</text:p>
          </table:table-cell>
          <table:table-cell office:value-type="float" office:value="538.724332734" calcext:value-type="float">
            <text:p>538.72433</text:p>
          </table:table-cell>
        </table:table-row>
        <table:table-row table:style-name="ro1">
          <table:table-cell office:value-type="string" calcext:value-type="string">
            <text:p>Mean Absolute Error; New York City Taxi Trip Duration; Linear Support Vector Machine</text:p>
          </table:table-cell>
          <table:table-cell office:value-type="float" office:value="923.815966667" calcext:value-type="float">
            <text:p>923.81597</text:p>
          </table:table-cell>
        </table:table-row>
        <table:table-row table:style-name="ro1">
          <table:table-cell office:value-type="string" calcext:value-type="string">
            <text:p>Mean Absolute Error; New York City Taxi Trip Duration; Perceptron</text:p>
          </table:table-cell>
          <table:table-cell office:value-type="float" office:value="601.3175" calcext:value-type="float">
            <text:p>601.31750</text:p>
          </table:table-cell>
        </table:table-row>
        <table:table-row table:style-name="ro1">
          <table:table-cell office:value-type="string" calcext:value-type="string">
            <text:p>Mean Absolute Error; YearPredictionMSD; Decision Tree</text:p>
          </table:table-cell>
          <table:table-cell office:value-type="float" office:value="9.48943333333" calcext:value-type="float">
            <text:p>9.48943</text:p>
          </table:table-cell>
        </table:table-row>
        <table:table-row table:style-name="ro1">
          <table:table-cell office:value-type="string" calcext:value-type="string">
            <text:p>Mean Absolute Error; YearPredictionMSD; Hubor Regressor</text:p>
          </table:table-cell>
          <table:table-cell office:value-type="float" office:value="182.222586601" calcext:value-type="float">
            <text:p>182.22259</text:p>
          </table:table-cell>
        </table:table-row>
        <table:table-row table:style-name="ro1">
          <table:table-cell office:value-type="string" calcext:value-type="string">
            <text:p>Mean Absolute Error; YearPredictionMSD; Linear Regression</text:p>
          </table:table-cell>
          <table:table-cell office:value-type="float" office:value="6.78134820678" calcext:value-type="float">
            <text:p>6.78135</text:p>
          </table:table-cell>
        </table:table-row>
        <table:table-row table:style-name="ro1">
          <table:table-cell office:value-type="string" calcext:value-type="string">
            <text:p>Mean Absolute Error; YearPredictionMSD; Linear Support Vector Machine</text:p>
          </table:table-cell>
          <table:table-cell office:value-type="float" office:value="111.240083008" calcext:value-type="float">
            <text:p>111.24008</text:p>
          </table:table-cell>
        </table:table-row>
        <table:table-row table:style-name="ro1">
          <table:table-cell office:value-type="string" calcext:value-type="string">
            <text:p>Mean Absolute Error; YearPredictionMSD; Perceptron</text:p>
          </table:table-cell>
          <table:table-cell office:value-type="float" office:value="8.72686666667" calcext:value-type="float">
            <text:p>8.72687</text:p>
          </table:table-cell>
        </table:table-row>
        <table:table-row table:style-name="ro1">
          <table:table-cell office:value-type="string" calcext:value-type="string">
            <text:p>Median Absolute Error; New York City Taxi Trip Duration; Decision Tree</text:p>
          </table:table-cell>
          <table:table-cell office:value-type="float" office:value="223" calcext:value-type="float">
            <text:p>223.00000</text:p>
          </table:table-cell>
        </table:table-row>
        <table:table-row table:style-name="ro1">
          <table:table-cell office:value-type="string" calcext:value-type="string">
            <text:p>Median Absolute Error; New York City Taxi Trip Duration; Hubor Regressor</text:p>
          </table:table-cell>
          <table:table-cell office:value-type="float" office:value="310.346451612" calcext:value-type="float">
            <text:p>310.34645</text:p>
          </table:table-cell>
        </table:table-row>
        <table:table-row table:style-name="ro1">
          <table:table-cell office:value-type="string" calcext:value-type="string">
            <text:p>Median Absolute Error; New York City Taxi Trip Duration; Linear Regression</text:p>
          </table:table-cell>
          <table:table-cell office:value-type="float" office:value="387.990817129" calcext:value-type="float">
            <text:p>387.99082</text:p>
          </table:table-cell>
        </table:table-row>
        <table:table-row table:style-name="ro1">
          <table:table-cell office:value-type="string" calcext:value-type="string">
            <text:p>Median Absolute Error; New York City Taxi Trip Duration; Linear Support Vector Machine</text:p>
          </table:table-cell>
          <table:table-cell office:value-type="float" office:value="667" calcext:value-type="float">
            <text:p>667.00000</text:p>
          </table:table-cell>
        </table:table-row>
        <table:table-row table:style-name="ro1">
          <table:table-cell office:value-type="string" calcext:value-type="string">
            <text:p>Median Absolute Error; New York City Taxi Trip Duration; Perceptron</text:p>
          </table:table-cell>
          <table:table-cell office:value-type="float" office:value="472" calcext:value-type="float">
            <text:p>472.00000</text:p>
          </table:table-cell>
        </table:table-row>
        <table:table-row table:style-name="ro1">
          <table:table-cell office:value-type="string" calcext:value-type="string">
            <text:p>Median Absolute Error; YearPredictionMSD; Decision Tree</text:p>
          </table:table-cell>
          <table:table-cell office:value-type="float" office:value="6" calcext:value-type="float">
            <text:p>6.00000</text:p>
          </table:table-cell>
        </table:table-row>
        <table:table-row table:style-name="ro1">
          <table:table-cell office:value-type="string" calcext:value-type="string">
            <text:p>Median Absolute Error; YearPredictionMSD; Hubor Regressor</text:p>
          </table:table-cell>
          <table:table-cell office:value-type="float" office:value="137.824234311" calcext:value-type="float">
            <text:p>137.82423</text:p>
          </table:table-cell>
        </table:table-row>
        <table:table-row table:style-name="ro1">
          <table:table-cell office:value-type="string" calcext:value-type="string">
            <text:p>Median Absolute Error; YearPredictionMSD; Linear Regression</text:p>
          </table:table-cell>
          <table:table-cell office:value-type="float" office:value="5.0361354567" calcext:value-type="float">
            <text:p>5.03614</text:p>
          </table:table-cell>
        </table:table-row>
        <table:table-row table:style-name="ro1">
          <table:table-cell office:value-type="string" calcext:value-type="string">
            <text:p>Median Absolute Error; YearPredictionMSD; Linear Support Vector Machine</text:p>
          </table:table-cell>
          <table:table-cell office:value-type="float" office:value="83.4961407499" calcext:value-type="float">
            <text:p>83.49614</text:p>
          </table:table-cell>
        </table:table-row>
        <table:table-row table:style-name="ro1">
          <table:table-cell office:value-type="string" calcext:value-type="string">
            <text:p>Median Absolute Error; YearPredictionMSD; Perceptron</text:p>
          </table:table-cell>
          <table:table-cell office:value-type="float" office:value="7" calcext:value-type="float">
            <text:p>7.00000</text:p>
          </table:table-cell>
        </table:table-row>
        <table:table-row table:style-name="ro1">
          <table:table-cell office:value-type="string" calcext:value-type="string">
            <text:p>Median Overestimate; New York City Taxi Trip Duration; Decision Tree</text:p>
          </table:table-cell>
          <table:table-cell office:value-type="float" office:value="222" calcext:value-type="float">
            <text:p>222.00000</text:p>
          </table:table-cell>
        </table:table-row>
        <table:table-row table:style-name="ro1">
          <table:table-cell office:value-type="string" calcext:value-type="string">
            <text:p>Median Overestimate; New York City Taxi Trip Duration; Hubor Regressor</text:p>
          </table:table-cell>
          <table:table-cell office:value-type="float" office:value="411.119029814" calcext:value-type="float">
            <text:p>411.11903</text:p>
          </table:table-cell>
        </table:table-row>
        <table:table-row table:style-name="ro1">
          <table:table-cell office:value-type="string" calcext:value-type="string">
            <text:p>Median Overestimate; New York City Taxi Trip Duration; Linear Regression</text:p>
          </table:table-cell>
          <table:table-cell office:value-type="float" office:value="357.238898513" calcext:value-type="float">
            <text:p>357.23890</text:p>
          </table:table-cell>
        </table:table-row>
        <table:table-row table:style-name="ro1">
          <table:table-cell office:value-type="string" calcext:value-type="string">
            <text:p>Median Overestimate; New York City Taxi Trip Duration; Linear Support Vector Machine</text:p>
          </table:table-cell>
          <table:table-cell office:value-type="float" office:value="667" calcext:value-type="float">
            <text:p>667.00000</text:p>
          </table:table-cell>
        </table:table-row>
        <table:table-row table:style-name="ro1">
          <table:table-cell office:value-type="string" calcext:value-type="string">
            <text:p>Median Overestimate; New York City Taxi Trip Duration; Perceptron</text:p>
          </table:table-cell>
          <table:table-cell office:value-type="float" office:value="423" calcext:value-type="float">
            <text:p>423.00000</text:p>
          </table:table-cell>
        </table:table-row>
        <table:table-row table:style-name="ro1">
          <table:table-cell office:value-type="string" calcext:value-type="string">
            <text:p>Median Overestimate; YearPredictionMSD; Decision Tree</text:p>
          </table:table-cell>
          <table:table-cell office:value-type="float" office:value="6" calcext:value-type="float">
            <text:p>6.00000</text:p>
          </table:table-cell>
        </table:table-row>
        <table:table-row table:style-name="ro1">
          <table:table-cell office:value-type="string" calcext:value-type="string">
            <text:p>Median Overestimate; YearPredictionMSD; Hubor Regressor</text:p>
          </table:table-cell>
          <table:table-cell office:value-type="float" office:value="143.307165431" calcext:value-type="float">
            <text:p>143.30717</text:p>
          </table:table-cell>
        </table:table-row>
        <table:table-row table:style-name="ro1">
          <table:table-cell office:value-type="string" calcext:value-type="string">
            <text:p>Median Overestimate; YearPredictionMSD; Linear Regression</text:p>
          </table:table-cell>
          <table:table-cell office:value-type="float" office:value="4.98877760569" calcext:value-type="float">
            <text:p>4.98878</text:p>
          </table:table-cell>
        </table:table-row>
        <table:table-row table:style-name="ro1">
          <table:table-cell office:value-type="string" calcext:value-type="string">
            <text:p>Median Overestimate; YearPredictionMSD; Linear Support Vector Machine</text:p>
          </table:table-cell>
          <table:table-cell office:value-type="float" office:value="92.9717186113" calcext:value-type="float">
            <text:p>92.97172</text:p>
          </table:table-cell>
        </table:table-row>
        <table:table-row table:style-name="ro1">
          <table:table-cell office:value-type="string" calcext:value-type="string">
            <text:p>Median Overestimate; YearPredictionMSD; Perceptron</text:p>
          </table:table-cell>
          <table:table-cell office:value-type="float" office:value="6" calcext:value-type="float">
            <text:p>6.00000</text:p>
          </table:table-cell>
        </table:table-row>
        <table:table-row table:style-name="ro1">
          <table:table-cell office:value-type="string" calcext:value-type="string">
            <text:p>Median Underestimate; New York City Taxi Trip Duration; Decision Tree</text:p>
          </table:table-cell>
          <table:table-cell office:value-type="float" office:value="-225" calcext:value-type="float">
            <text:p>-225.00000</text:p>
          </table:table-cell>
        </table:table-row>
        <table:table-row table:style-name="ro1">
          <table:table-cell office:value-type="string" calcext:value-type="string">
            <text:p>Median Underestimate; New York City Taxi Trip Duration; Hubor Regressor</text:p>
          </table:table-cell>
          <table:table-cell office:value-type="float" office:value="-262.583516438" calcext:value-type="float">
            <text:p>-262.58352</text:p>
          </table:table-cell>
        </table:table-row>
        <table:table-row table:style-name="ro1">
          <table:table-cell office:value-type="string" calcext:value-type="string">
            <text:p>Median Underestimate; New York City Taxi Trip Duration; Linear Regression</text:p>
          </table:table-cell>
          <table:table-cell office:value-type="float" office:value="-396.635284325" calcext:value-type="float">
            <text:p>-396.63528</text:p>
          </table:table-cell>
        </table:table-row>
        <table:table-row table:style-name="ro1">
          <table:table-cell office:value-type="string" calcext:value-type="string">
            <text:p>Median Underestimate; New York City Taxi Trip Duration; Linear Support Vector Machine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string" calcext:value-type="string">
            <text:p>Median Underestimate; New York City Taxi Trip Duration; Perceptron</text:p>
          </table:table-cell>
          <table:table-cell office:value-type="float" office:value="-483" calcext:value-type="float">
            <text:p>-483.00000</text:p>
          </table:table-cell>
        </table:table-row>
        <table:table-row table:style-name="ro1">
          <table:table-cell office:value-type="string" calcext:value-type="string">
            <text:p>Median Underestimate; YearPredictionMSD; Decision Tree</text:p>
          </table:table-cell>
          <table:table-cell office:value-type="float" office:value="-5" calcext:value-type="float">
            <text:p>-5.00000</text:p>
          </table:table-cell>
        </table:table-row>
        <table:table-row table:style-name="ro1">
          <table:table-cell office:value-type="string" calcext:value-type="string">
            <text:p>Median Underestimate; YearPredictionMSD; Hubor Regressor</text:p>
          </table:table-cell>
          <table:table-cell office:value-type="float" office:value="-132.076305549" calcext:value-type="float">
            <text:p>-132.07631</text:p>
          </table:table-cell>
        </table:table-row>
        <table:table-row table:style-name="ro1">
          <table:table-cell office:value-type="string" calcext:value-type="string">
            <text:p>Median Underestimate; YearPredictionMSD; Linear Regression</text:p>
          </table:table-cell>
          <table:table-cell office:value-type="float" office:value="-5.16379235186" calcext:value-type="float">
            <text:p>-5.16379</text:p>
          </table:table-cell>
        </table:table-row>
        <table:table-row table:style-name="ro1">
          <table:table-cell office:value-type="string" calcext:value-type="string">
            <text:p>Median Underestimate; YearPredictionMSD; Linear Support Vector Machine</text:p>
          </table:table-cell>
          <table:table-cell office:value-type="float" office:value="-73.7863262744" calcext:value-type="float">
            <text:p>-73.78633</text:p>
          </table:table-cell>
        </table:table-row>
        <table:table-row table:style-name="ro1">
          <table:table-cell office:value-type="string" calcext:value-type="string">
            <text:p>Median Underestimate; YearPredictionMSD; Perceptron</text:p>
          </table:table-cell>
          <table:table-cell office:value-type="float" office:value="-6" calcext:value-type="float">
            <text:p>-6.00000</text:p>
          </table:table-cell>
        </table:table-row>
        <table:table-row table:style-name="ro1">
          <table:table-cell office:value-type="string" calcext:value-type="string">
            <text:p>Min Underestimate; New York City Taxi Trip Duration; Decision Tree</text:p>
          </table:table-cell>
          <table:table-cell office:value-type="float" office:value="-86128" calcext:value-type="float">
            <text:p>-86128.00000</text:p>
          </table:table-cell>
        </table:table-row>
        <table:table-row table:style-name="ro1">
          <table:table-cell office:value-type="string" calcext:value-type="string">
            <text:p>Min Underestimate; New York City Taxi Trip Duration; Hubor Regressor</text:p>
          </table:table-cell>
          <table:table-cell office:value-type="float" office:value="-85728.1836708" calcext:value-type="float">
            <text:p>-85728.18367</text:p>
          </table:table-cell>
        </table:table-row>
        <table:table-row table:style-name="ro1">
          <table:table-cell office:value-type="string" calcext:value-type="string">
            <text:p>Min Underestimate; New York City Taxi Trip Duration; Linear Regression</text:p>
          </table:table-cell>
          <table:table-cell office:value-type="float" office:value="-85545.8748988" calcext:value-type="float">
            <text:p>-85545.87490</text:p>
          </table:table-cell>
        </table:table-row>
        <table:table-row table:style-name="ro1">
          <table:table-cell office:value-type="string" calcext:value-type="string">
            <text:p>Min Underestimate; New York City Taxi Trip Duration; Linear Support Vector Machine</text:p>
          </table:table-cell>
          <table:table-cell office:value-type="float" office:value="-86390" calcext:value-type="float">
            <text:p>-86390.00000</text:p>
          </table:table-cell>
        </table:table-row>
        <table:table-row table:style-name="ro1">
          <table:table-cell office:value-type="string" calcext:value-type="string">
            <text:p>Min Underestimate; New York City Taxi Trip Duration; Perceptron</text:p>
          </table:table-cell>
          <table:table-cell office:value-type="float" office:value="-85402" calcext:value-type="float">
            <text:p>-85402.00000</text:p>
          </table:table-cell>
        </table:table-row>
        <table:table-row table:style-name="ro1">
          <table:table-cell office:value-type="string" calcext:value-type="string">
            <text:p>Min Underestimate; YearPredictionMSD; Decision Tree</text:p>
          </table:table-cell>
          <table:table-cell office:value-type="float" office:value="-81" calcext:value-type="float">
            <text:p>-81.00000</text:p>
          </table:table-cell>
        </table:table-row>
        <table:table-row table:style-name="ro1">
          <table:table-cell office:value-type="string" calcext:value-type="string">
            <text:p>Min Underestimate; YearPredictionMSD; Hubor Regressor</text:p>
          </table:table-cell>
          <table:table-cell office:value-type="float" office:value="-1809.30693357" calcext:value-type="float">
            <text:p>-1809.30693</text:p>
          </table:table-cell>
        </table:table-row>
        <table:table-row table:style-name="ro1">
          <table:table-cell office:value-type="string" calcext:value-type="string">
            <text:p>Min Underestimate; YearPredictionMSD; Linear Regression</text:p>
          </table:table-cell>
          <table:table-cell office:value-type="float" office:value="-51.4757747258" calcext:value-type="float">
            <text:p>-51.47577</text:p>
          </table:table-cell>
        </table:table-row>
        <table:table-row table:style-name="ro1">
          <table:table-cell office:value-type="string" calcext:value-type="string">
            <text:p>Min Underestimate; YearPredictionMSD; Linear Support Vector Machine</text:p>
          </table:table-cell>
          <table:table-cell office:value-type="float" office:value="-1436.44306041" calcext:value-type="float">
            <text:p>-1436.44306</text:p>
          </table:table-cell>
        </table:table-row>
        <table:table-row table:style-name="ro1">
          <table:table-cell office:value-type="string" calcext:value-type="string">
            <text:p>Min Underestimate; YearPredictionMSD; Perceptron</text:p>
          </table:table-cell>
          <table:table-cell office:value-type="float" office:value="-82" calcext:value-type="float">
            <text:p>-82.00000</text:p>
          </table:table-cell>
        </table:table-row>
        <table:table-row table:style-name="ro1">
          <table:table-cell office:value-type="string" calcext:value-type="string">
            <text:p>R^2; New York City Taxi Trip Duration; Decision Tree</text:p>
          </table:table-cell>
          <table:table-cell office:value-type="float" office:value="-1.26383998465" calcext:value-type="float">
            <text:p>-1.26384</text:p>
          </table:table-cell>
        </table:table-row>
        <table:table-row table:style-name="ro1">
          <table:table-cell office:value-type="string" calcext:value-type="string">
            <text:p>R^2; New York City Taxi Trip Duration; Hubor Regressor</text:p>
          </table:table-cell>
          <table:table-cell office:value-type="float" office:value="-0.00942829943026" calcext:value-type="float">
            <text:p>-0.00943</text:p>
          </table:table-cell>
        </table:table-row>
        <table:table-row table:style-name="ro1">
          <table:table-cell office:value-type="string" calcext:value-type="string">
            <text:p>R^2; New York City Taxi Trip Duration; Linear Regression</text:p>
          </table:table-cell>
          <table:table-cell office:value-type="float" office:value="0.0129927726506" calcext:value-type="float">
            <text:p>0.01299</text:p>
          </table:table-cell>
        </table:table-row>
        <table:table-row table:style-name="ro1">
          <table:table-cell office:value-type="string" calcext:value-type="string">
            <text:p>R^2; New York City Taxi Trip Duration; Linear Support Vector Machine</text:p>
          </table:table-cell>
          <table:table-cell office:value-type="float" office:value="-0.116324181332" calcext:value-type="float">
            <text:p>-0.11632</text:p>
          </table:table-cell>
        </table:table-row>
        <table:table-row table:style-name="ro1">
          <table:table-cell office:value-type="string" calcext:value-type="string">
            <text:p>R^2; New York City Taxi Trip Duration; Perceptron</text:p>
          </table:table-cell>
          <table:table-cell office:value-type="float" office:value="-0.000561504299572" calcext:value-type="float">
            <text:p>-0.00056</text:p>
          </table:table-cell>
        </table:table-row>
        <table:table-row table:style-name="ro1">
          <table:table-cell office:value-type="string" calcext:value-type="string">
            <text:p>R^2; YearPredictionMSD; Decision Tree</text:p>
          </table:table-cell>
          <table:table-cell office:value-type="float" office:value="-0.592533950227" calcext:value-type="float">
            <text:p>-0.59253</text:p>
          </table:table-cell>
        </table:table-row>
        <table:table-row table:style-name="ro1">
          <table:table-cell office:value-type="string" calcext:value-type="string">
            <text:p>R^2; YearPredictionMSD; Hubor Regressor</text:p>
          </table:table-cell>
          <table:table-cell office:value-type="float" office:value="-544.377902455" calcext:value-type="float">
            <text:p>-544.37790</text:p>
          </table:table-cell>
        </table:table-row>
        <table:table-row table:style-name="ro1">
          <table:table-cell office:value-type="string" calcext:value-type="string">
            <text:p>R^2; YearPredictionMSD; Linear Regression</text:p>
          </table:table-cell>
          <table:table-cell office:value-type="float" office:value="0.246290542534" calcext:value-type="float">
            <text:p>0.24629</text:p>
          </table:table-cell>
        </table:table-row>
        <table:table-row table:style-name="ro1">
          <table:table-cell office:value-type="string" calcext:value-type="string">
            <text:p>R^2; YearPredictionMSD; Linear Support Vector Machine</text:p>
          </table:table-cell>
          <table:table-cell office:value-type="float" office:value="-202.43793332" calcext:value-type="float">
            <text:p>-202.43793</text:p>
          </table:table-cell>
        </table:table-row>
        <table:table-row table:style-name="ro1">
          <table:table-cell office:value-type="string" calcext:value-type="string">
            <text:p>R^2; YearPredictionMSD; Perceptron</text:p>
          </table:table-cell>
          <table:table-cell office:value-type="float" office:value="-0.106060383892" calcext:value-type="float">
            <text:p>-0.10606</text:p>
          </table:table-cell>
        </table:table-row>
        <table:table-row table:style-name="ro1">
          <table:table-cell office:value-type="string" calcext:value-type="string">
            <text:p>RMSE; New York City Taxi Trip Duration; Decision Tree</text:p>
          </table:table-cell>
          <table:table-cell office:value-type="float" office:value="4075.42893758436" calcext:value-type="float">
            <text:p>4075.42894</text:p>
          </table:table-cell>
        </table:table-row>
        <table:table-row table:style-name="ro1">
          <table:table-cell office:value-type="string" calcext:value-type="string">
            <text:p>RMSE; New York City Taxi Trip Duration; Hubor Regressor</text:p>
          </table:table-cell>
          <table:table-cell office:value-type="float" office:value="2721.37380258412" calcext:value-type="float">
            <text:p>2721.37380</text:p>
          </table:table-cell>
        </table:table-row>
        <table:table-row table:style-name="ro1">
          <table:table-cell office:value-type="string" calcext:value-type="string">
            <text:p>RMSE; New York City Taxi Trip Duration; Linear Regression</text:p>
          </table:table-cell>
          <table:table-cell office:value-type="float" office:value="2690.98097955976" calcext:value-type="float">
            <text:p>2690.98098</text:p>
          </table:table-cell>
        </table:table-row>
        <table:table-row table:style-name="ro1">
          <table:table-cell office:value-type="string" calcext:value-type="string">
            <text:p>RMSE; New York City Taxi Trip Duration; Linear Support Vector Machine</text:p>
          </table:table-cell>
          <table:table-cell office:value-type="float" office:value="2861.84183409333" calcext:value-type="float">
            <text:p>2861.84183</text:p>
          </table:table-cell>
        </table:table-row>
        <table:table-row table:style-name="ro1">
          <table:table-cell office:value-type="string" calcext:value-type="string">
            <text:p>RMSE; New York City Taxi Trip Duration; Perceptron</text:p>
          </table:table-cell>
          <table:table-cell office:value-type="float" office:value="2709.39519694587" calcext:value-type="float">
            <text:p>2709.39520</text:p>
          </table:table-cell>
        </table:table-row>
        <table:table-row table:style-name="ro1">
          <table:table-cell office:value-type="string" calcext:value-type="string">
            <text:p>RMSE; YearPredictionMSD; Decision Tree</text:p>
          </table:table-cell>
          <table:table-cell office:value-type="float" office:value="13.6424961059185" calcext:value-type="float">
            <text:p>13.64250</text:p>
          </table:table-cell>
        </table:table-row>
        <table:table-row table:style-name="ro1">
          <table:table-cell office:value-type="string" calcext:value-type="string">
            <text:p>RMSE; YearPredictionMSD; Hubor Regressor</text:p>
          </table:table-cell>
          <table:table-cell office:value-type="float" office:value="252.46330156025" calcext:value-type="float">
            <text:p>252.46330</text:p>
          </table:table-cell>
        </table:table-row>
        <table:table-row table:style-name="ro1">
          <table:table-cell office:value-type="string" calcext:value-type="string">
            <text:p>RMSE; YearPredictionMSD; Linear Regression</text:p>
          </table:table-cell>
          <table:table-cell office:value-type="float" office:value="9.38537156881388" calcext:value-type="float">
            <text:p>9.38537</text:p>
          </table:table-cell>
        </table:table-row>
        <table:table-row table:style-name="ro1">
          <table:table-cell office:value-type="string" calcext:value-type="string">
            <text:p>RMSE; YearPredictionMSD; Linear Support Vector Machine</text:p>
          </table:table-cell>
          <table:table-cell office:value-type="float" office:value="154.193283375625" calcext:value-type="float">
            <text:p>154.19328</text:p>
          </table:table-cell>
        </table:table-row>
        <table:table-row table:style-name="ro1">
          <table:table-cell office:value-type="string" calcext:value-type="string">
            <text:p>RMSE; YearPredictionMSD; Perceptron</text:p>
          </table:table-cell>
          <table:table-cell office:value-type="float" office:value="11.3694356353632" calcext:value-type="float">
            <text:p>11.36944</text:p>
          </table:table-cell>
        </table:table-row>
        <table:table-row table:style-name="ro1" table:number-rows-repeated="1048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results.A1:results.B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10:26:48.411227172</dc:date>
    <meta:editing-duration>PT13H16M43S</meta:editing-duration>
    <meta:editing-cycles>1</meta:editing-cycles>
    <meta:document-statistic meta:table-count="1" meta:cell-count="180" meta:object-count="0"/>
    <meta:generator>LibreOffice/5.1.6.2$Linux_X86_64 LibreOffice_project/10m0$Build-2</meta:generator>
  </office:meta>
</office:document-meta>
</file>